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8847in"/>
    </style:style>
    <style:style style:name="Table1.B" style:family="table-column">
      <style:table-column-properties style:column-width="1.5563in"/>
    </style:style>
    <style:style style:name="Table1.C" style:family="table-column">
      <style:table-column-properties style:column-width="2.566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0902in"/>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font-size-complex="10pt"/>
    </style:style>
    <style:style style:name="P6" style:family="paragraph" style:parent-style-name="Standard">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es" fo:country="ES" fo:font-weight="bold" officeooo:paragraph-rsid="000d15c8" style:font-weight-asian="bold" style:font-weight-complex="bold"/>
    </style:style>
    <style:style style:name="P9" style:family="paragraph" style:parent-style-name="Standard">
      <style:text-properties fo:language="es" fo:country="ES" fo:font-weight="bold" officeooo:paragraph-rsid="000d15c8" style:font-weight-asian="bold"/>
    </style:style>
    <style:style style:name="P10" style:family="paragraph" style:parent-style-name="Standard">
      <style:text-properties fo:language="es" fo:country="ES" officeooo:rsid="0005cdb5" officeooo:paragraph-rsid="0005cdb5"/>
    </style:style>
    <style:style style:name="P11" style:family="paragraph" style:parent-style-name="Standard">
      <style:text-properties fo:language="es" fo:country="ES" officeooo:rsid="0007aae8" officeooo:paragraph-rsid="0007aae8"/>
    </style:style>
    <style:style style:name="P12" style:family="paragraph" style:parent-style-name="Standard">
      <style:text-properties fo:language="es" fo:country="ES" officeooo:rsid="0007aae8" officeooo:paragraph-rsid="0007aae8" style:language-complex="en" style:country-complex="US"/>
    </style:style>
    <style:style style:name="P13" style:family="paragraph" style:parent-style-name="Standard">
      <style:text-properties fo:language="es" fo:country="ES" officeooo:paragraph-rsid="000d15c8"/>
    </style:style>
    <style:style style:name="P14" style:family="paragraph" style:parent-style-name="Standard">
      <style:text-properties fo:language="es" fo:country="ES" officeooo:rsid="001266cb" officeooo:paragraph-rsid="001266cb"/>
    </style:style>
    <style:style style:name="P15" style:family="paragraph" style:parent-style-name="Standard">
      <style:text-properties fo:language="es" fo:country="ES" officeooo:rsid="0013d9c2" officeooo:paragraph-rsid="0013d9c2"/>
    </style:style>
    <style:style style:name="P16" style:family="paragraph" style:parent-style-name="Standard">
      <style:text-properties fo:language="es" fo:country="ES" officeooo:rsid="00143847" officeooo:paragraph-rsid="00143847"/>
    </style:style>
    <style:style style:name="P17" style:family="paragraph" style:parent-style-name="Standard">
      <style:text-properties fo:language="es" fo:country="ES" officeooo:rsid="00143847" officeooo:paragraph-rsid="001c0d7d"/>
    </style:style>
    <style:style style:name="P18" style:family="paragraph" style:parent-style-name="Standard">
      <style:text-properties fo:language="es" fo:country="ES" officeooo:rsid="0017ff50" officeooo:paragraph-rsid="0017ff50"/>
    </style:style>
    <style:style style:name="P19" style:family="paragraph" style:parent-style-name="Standard">
      <style:text-properties fo:language="es" fo:country="ES" officeooo:rsid="0019a23b" officeooo:paragraph-rsid="0019a23b"/>
    </style:style>
    <style:style style:name="P20" style:family="paragraph" style:parent-style-name="Standard">
      <style:text-properties fo:language="es" fo:country="ES" officeooo:rsid="001c0d7d" officeooo:paragraph-rsid="001c0d7d"/>
    </style:style>
    <style:style style:name="P21" style:family="paragraph" style:parent-style-name="Standard">
      <style:text-properties fo:language="es" fo:country="ES" fo:font-weight="normal" officeooo:rsid="0017ff50" officeooo:paragraph-rsid="001c0d7d" style:font-weight-asian="normal" style:font-weight-complex="normal"/>
    </style:style>
    <style:style style:name="P22" style:family="paragraph" style:parent-style-name="Standard">
      <style:text-properties fo:language="es" fo:country="ES" officeooo:rsid="001d73ea" officeooo:paragraph-rsid="001d73ea"/>
    </style:style>
    <style:style style:name="P23" style:family="paragraph" style:parent-style-name="Standard">
      <style:text-properties fo:language="es" fo:country="ES" officeooo:paragraph-rsid="001d73ea"/>
    </style:style>
    <style:style style:name="P24" style:family="paragraph" style:parent-style-name="Standard">
      <style:text-properties fo:language="es" fo:country="ES" officeooo:rsid="001dbaee" officeooo:paragraph-rsid="001dbaee"/>
    </style:style>
    <style:style style:name="P25" style:family="paragraph" style:parent-style-name="Standard">
      <style:text-properties fo:language="es" fo:country="ES" officeooo:rsid="001f1574" officeooo:paragraph-rsid="001f1574"/>
    </style:style>
    <style:style style:name="P26" style:family="paragraph" style:parent-style-name="Standard">
      <style:text-properties fo:language="es" fo:country="ES" officeooo:rsid="001f17e9" officeooo:paragraph-rsid="001f17e9"/>
    </style:style>
    <style:style style:name="P27" style:family="paragraph" style:parent-style-name="Standard">
      <style:text-properties fo:language="es" fo:country="ES" officeooo:rsid="00200b5a" officeooo:paragraph-rsid="00200b5a"/>
    </style:style>
    <style:style style:name="P28" style:family="paragraph" style:parent-style-name="Standard">
      <style:text-properties fo:language="pt" fo:country="BR"/>
    </style:style>
    <style:style style:name="P29" style:family="paragraph" style:parent-style-name="Standard">
      <style:text-properties fo:font-size="9pt" fo:language="es" fo:country="ES" fo:font-weight="bold" style:font-size-asian="9pt" style:font-weight-asian="bold"/>
    </style:style>
    <style:style style:name="P30" style:family="paragraph" style:parent-style-name="Standard">
      <style:text-properties fo:font-size="9pt" fo:language="es" fo:country="ES" fo:font-weight="bold" officeooo:paragraph-rsid="000d15c8" style:font-size-asian="9pt" style:font-weight-asian="bold"/>
    </style:style>
    <style:style style:name="P31" style:family="paragraph" style:parent-style-name="Standard">
      <style:text-properties officeooo:paragraph-rsid="0005cdb5"/>
    </style:style>
    <style:style style:name="P32" style:family="paragraph" style:parent-style-name="Standard">
      <style:text-properties officeooo:paragraph-rsid="0007aae8"/>
    </style:style>
    <style:style style:name="P33" style:family="paragraph" style:parent-style-name="Standard">
      <style:text-properties officeooo:rsid="0005cdb5"/>
    </style:style>
    <style:style style:name="P34" style:family="paragraph" style:parent-style-name="Header">
      <style:text-properties officeooo:rsid="0017ff50" officeooo:paragraph-rsid="0017ff50"/>
    </style:style>
    <style:style style:name="P35" style:family="paragraph" style:parent-style-name="Heading">
      <style:text-properties fo:language="es" fo:country="ES"/>
    </style:style>
    <style:style style:name="P36" style:family="paragraph" style:parent-style-name="Company_20_Information">
      <style:paragraph-properties style:snap-to-layout-grid="false"/>
    </style:style>
    <style:style style:name="P37" style:family="paragraph" style:parent-style-name="Company_20_Information">
      <style:text-properties fo:language="es" fo:country="ES" officeooo:rsid="0005cdb5" officeooo:paragraph-rsid="0005cdb5"/>
    </style:style>
    <style:style style:name="P38" style:family="paragraph" style:parent-style-name="Company_20_Information">
      <style:text-properties officeooo:paragraph-rsid="00095cdc"/>
    </style:style>
    <style:style style:name="P39" style:family="paragraph" style:parent-style-name="Inside_20_Title">
      <style:text-properties fo:language="es" fo:country="ES"/>
    </style:style>
    <style:style style:name="P40" style:family="paragraph" style:parent-style-name="Inside_20_Title">
      <style:text-properties fo:language="pt" fo:country="BR"/>
    </style:style>
    <style:style style:name="P41" style:family="paragraph" style:parent-style-name="Inside_20_Title">
      <style:paragraph-properties fo:break-before="page"/>
      <style:text-properties fo:language="es" fo:country="ES"/>
    </style:style>
    <style:style style:name="P42" style:family="paragraph" style:parent-style-name="Standard">
      <style:paragraph-properties fo:break-before="page"/>
      <style:text-properties fo:language="es" fo:country="ES"/>
    </style:style>
    <style:style style:name="P43" style:family="paragraph" style:parent-style-name="Subtitle">
      <style:text-properties fo:language="es" fo:country="ES"/>
    </style:style>
    <style:style style:name="P44" style:family="paragraph" style:parent-style-name="Standard">
      <style:paragraph-properties fo:margin-left="0in" fo:margin-right="0in" fo:text-indent="0.5in" style:auto-text-indent="false"/>
      <style:text-properties fo:language="pt" fo:country="BR" style:font-name-asian="Verdana"/>
    </style:style>
    <style:style style:name="P45" style:family="paragraph" style:parent-style-name="Standard">
      <style:text-properties fo:language="es" fo:country="ES"/>
    </style:style>
    <style:style style:name="P46" style:family="paragraph" style:parent-style-name="Standard" style:list-style-name="L1">
      <style:text-properties fo:language="es" fo:country="ES" officeooo:rsid="001b56de" officeooo:paragraph-rsid="001b56de"/>
    </style:style>
    <style:style style:name="P47" style:family="paragraph" style:parent-style-name="Standard">
      <style:text-properties fo:language="es" fo:country="ES" officeooo:rsid="001c0d7d" officeooo:paragraph-rsid="001c0d7d"/>
    </style:style>
    <style:style style:name="P48" style:family="paragraph" style:parent-style-name="Standard">
      <style:text-properties fo:language="es" fo:country="ES" officeooo:paragraph-rsid="000d15c8"/>
    </style:style>
    <style:style style:name="P49" style:family="paragraph" style:parent-style-name="Heading_20_1">
      <style:text-properties fo:language="es" fo:country="ES"/>
    </style:style>
    <style:style style:name="P50" style:family="paragraph" style:parent-style-name="Heading_20_1">
      <style:text-properties fo:language="es" fo:country="ES" officeooo:paragraph-rsid="0005cdb5"/>
    </style:style>
    <style:style style:name="P51" style:family="paragraph" style:parent-style-name="Heading_20_1">
      <style:text-properties fo:language="pt" fo:country="BR"/>
    </style:style>
    <style:style style:name="P52" style:family="paragraph" style:parent-style-name="Inside_20_Title" style:master-page-name="Convert_20_1">
      <style:paragraph-properties style:page-number="1"/>
      <style:text-properties fo:language="es" fo:country="ES"/>
    </style:style>
    <style:style style:name="P53"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05cdb5" style:font-name-asian="Verdana"/>
    </style:style>
    <style:style style:name="T3" style:family="text">
      <style:text-properties fo:language="es" fo:country="ES" officeooo:rsid="0005cdb5" style:font-name-asian="Verdana" style:language-complex="en" style:country-complex="US"/>
    </style:style>
    <style:style style:name="T4" style:family="text">
      <style:text-properties fo:language="es" fo:country="ES" officeooo:rsid="0007aae8" style:font-name-asian="Verdana" style:language-complex="en" style:country-complex="US"/>
    </style:style>
    <style:style style:name="T5" style:family="text">
      <style:text-properties fo:language="es" fo:country="ES" officeooo:rsid="0007aae8" style:font-name-asian="Verdana"/>
    </style:style>
    <style:style style:name="T6" style:family="text">
      <style:text-properties fo:language="es" fo:country="ES" officeooo:rsid="0005cdb5"/>
    </style:style>
    <style:style style:name="T7" style:family="text">
      <style:text-properties fo:language="es" fo:country="ES" officeooo:rsid="0005cdb5" style:language-complex="en" style:country-complex="US"/>
    </style:style>
    <style:style style:name="T8" style:family="text">
      <style:text-properties fo:language="es" fo:country="ES" officeooo:rsid="0007aae8" style:language-complex="en" style:country-complex="US"/>
    </style:style>
    <style:style style:name="T9" style:family="text">
      <style:text-properties fo:language="es" fo:country="ES" officeooo:rsid="0009dd01" style:language-complex="en" style:country-complex="US"/>
    </style:style>
    <style:style style:name="T10" style:family="text">
      <style:text-properties fo:language="es" fo:country="ES" officeooo:rsid="0007aae8"/>
    </style:style>
    <style:style style:name="T11" style:family="text">
      <style:text-properties fo:language="pt" fo:country="BR"/>
    </style:style>
    <style:style style:name="T12" style:family="text">
      <style:text-properties fo:language="pt" fo:country="BR" officeooo:rsid="0005cdb5"/>
    </style:style>
    <style:style style:name="T13" style:family="text">
      <style:text-properties fo:language="pt" fo:country="BR" officeooo:rsid="0005cdb5" style:language-complex="en" style:country-complex="US"/>
    </style:style>
    <style:style style:name="T14" style:family="text">
      <style:text-properties fo:language="pt" fo:country="BR" officeooo:rsid="0007aae8"/>
    </style:style>
    <style:style style:name="T15" style:family="text">
      <style:text-properties fo:font-weight="bold" style:font-weight-asian="bold"/>
    </style:style>
    <style:style style:name="T16" style:family="text">
      <style:text-properties officeooo:rsid="0005cdb5"/>
    </style:style>
    <style:style style:name="T17" style:family="text">
      <style:text-properties officeooo:rsid="00095cdc"/>
    </style:style>
    <style:style style:name="T18" style:family="text">
      <style:text-properties officeooo:rsid="0009dd01"/>
    </style:style>
    <style:style style:name="T19" style:family="text">
      <style:text-properties officeooo:rsid="001266cb"/>
    </style:style>
    <style:style style:name="T20" style:family="text">
      <style:text-properties officeooo:rsid="00161156"/>
    </style:style>
    <style:style style:name="T21" style:family="text">
      <style:text-properties officeooo:rsid="0017ff50"/>
    </style:style>
    <style:style style:name="T22" style:family="text">
      <style:text-properties officeooo:rsid="0019a23b"/>
    </style:style>
    <style:style style:name="T23" style:family="text">
      <style:text-properties officeooo:rsid="001c0d7d"/>
    </style:style>
    <style:style style:name="T24" style:family="text">
      <style:text-properties officeooo:rsid="001d73ea"/>
    </style:style>
    <style:style style:name="T25" style:family="text">
      <style:text-properties officeooo:rsid="001dbaee"/>
    </style:style>
    <style:style style:name="T26" style:family="text">
      <style:text-properties officeooo:rsid="001f17e9"/>
    </style:style>
    <style:style style:name="T27" style:family="text">
      <style:text-properties officeooo:rsid="00208efb"/>
    </style:style>
    <style:style style:name="T28" style:family="text">
      <style:text-properties officeooo:rsid="00226a2c"/>
    </style:style>
    <style:style style:name="T29" style:family="text">
      <style:text-properties officeooo:rsid="00244d81"/>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6"/>
          </table:table-cell>
          <table:table-cell table:style-name="Table1.A1" office:value-type="string">
            <text:p text:style-name="P37">Tomas <text:span text:style-name="T17">Higuera Viso</text:span></text:p>
            <text:p text:style-name="P37">Sergio Sanchez Montes</text:p>
          </table:table-cell>
          <table:table-cell table:style-name="Table1.C1" office:value-type="string">
            <text:p text:style-name="P38"><text:span text:style-name="Company_20_Information_20_Italic_20_Char"><text:span text:style-name="T17">tomas.higuera@estudiante.uam.es</text:span></text:span></text:p>
            <text:p text:style-name="P38"><text:span text:style-name="Company_20_Information_20_Italic_20_Char"><text:span text:style-name="T17">sergio.sanchezmontes@estudiante.uam.es</text:span></text:span></text:p>
          </table:table-cell>
        </table:table-row>
      </table:table>
      <text:p text:style-name="P35">DOCUMENTO DE ANÁLISIS DE REQUISITOS</text:p>
      <text:p text:style-name="P43">Aplicación: <text:span text:style-name="T16">Airtst</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ECHA: <text:span text:style-name="T17">13-02-18</text:span></text:p>
      <text:p text:style-name="P52">1. Introducción</text:p>
      <text:h text:style-name="P50" text:outline-level="1">1.1 Propósito del sistema</text:h>
      <text:p text:style-name="P33"><text:s/></text:p>
      <text:p text:style-name="P10">Debido al aumento de la demanda por parte de los usuarios de los alojamientos de alquiler, vamos a crear una aplicación para acercar al arrendador y al arrendatario. </text:p>
      <text:h text:style-name="P49" text:outline-level="1">1.2 áMBITO del sistema</text:h>
      <text:p text:style-name="P4"/>
      <text:p text:style-name="P10">Este sistema permitirá a usuarios -tanto registrados como no registrados- acceder a una una base de datos de viviendas en alquiler y filtrarlas según diversas características. La aplicación tendrá simplemente el papel de intermediario entre las dos partes, es decir, no se tratará de una plataforma de búsqueda de ofertas ni un comparador de precios de viviendas de alquiler. </text:p>
      <text:p text:style-name="P4"/>
      <text:h text:style-name="P49" text:outline-level="1">1.3 OBJETIVOS y criterios de éxito del proyecto</text:h>
      <text:p text:style-name="P4"/>
      <text:p text:style-name="P10">El objetivo esencial del sistema es conectar de manera sencilla a los dos tipos de usuarios registrados en la aplicación. Sabremos que este objetivo se ha cumplido si ambos, a través de los servicios que proporciona nuestro software, llegan a firmar cualquiera de los dos tipos de contrato de alquiler disponibles: alojamiento o residencia vacacional.</text:p>
      <text:p text:style-name="P4"/>
      <text:h text:style-name="P49" text:outline-level="1">1.4 definiciones, acrónimos y abreviaturas</text:h>
      <text:p text:style-name="P4"/>
      <text:list xml:id="list8098312320386392682" text:style-name="L1">
        <text:list-item>
          <text:p text:style-name="P46">Arrendador: usuario que publica un apartamento.</text:p>
        </text:list-item>
        <text:list-item>
          <text:p text:style-name="P46">Arrendatario: usuario que contrata el alquiler de un apartamento</text:p>
        </text:list-item>
        <text:list-item>
          <text:p text:style-name="P46">Reservar: en nuestra aplicación, una reserva consistirá en guardar un apartamento a un usuario durante un máximo de 5 días, periodo en el cuál deberá abonar la cantidad fijada por el arrendador.</text:p>
        </text:list-item>
        <text:list-item>
          <text:p text:style-name="P46">Alquilar: el alquiler de un apartamento implicará su pago en el momento de la contratación.</text:p>
        </text:list-item>
      </text:list>
      <text:p text:style-name="P4"/>
      <text:p text:style-name="P41">2. Descripción del sistema</text:p>
      <text:h text:style-name="P49" text:outline-level="1">2.1 requisitos funcionales</text:h>
      <text:p text:style-name="P4">Tipos de usuario y descripción de las funciones que puede realizar cada uno de ellos.</text:p>
      <text:p text:style-name="P4"/>
      <text:p text:style-name="P11"><text:tab/>2.1.1 Usuario no registrado</text:p>
      <text:p text:style-name="P11"><text:tab/><text:tab/><text:span text:style-name="T18">2.1.1.1. Explorar las diferentes viviendas registradas en la base de datos.<text:tab/></text:span></text:p>
      <text:p text:style-name="P11"><text:tab/><text:tab/><text:span text:style-name="T18">2.1.1.2. Filtrar la busqueda de viviendas usando filtros generales.</text:span></text:p>
      <text:p text:style-name="P11"/>
      <text:p text:style-name="P11"><text:tab/>2.1.2 Usuario registrado </text:p>
      <text:p text:style-name="P32"><text:span text:style-name="T1"><text:tab/><text:tab/>2.1.</text:span><text:span text:style-name="T10">2</text:span><text:span text:style-name="T1">.</text:span><text:span text:style-name="T10">1</text:span><text:span text:style-name="T1"> </text:span><text:span text:style-name="T6">Arrendador</text:span></text:p>
      <text:p text:style-name="P32"><text:span text:style-name="T2"><text:s text:c="2"/><text:tab/><text:tab/><text:tab/>2.1.</text:span><text:span text:style-name="T5">2</text:span><text:span text:style-name="T2">.</text:span><text:span text:style-name="T5">1.</text:span><text:span text:style-name="T6">1. </text:span><text:span text:style-name="T12">Registrar una vivienda</text:span></text:p>
      <text:p text:style-name="P32"><text:span text:style-name="T2"><text:s text:c="2"/><text:tab/><text:tab/><text:tab/>2.1.</text:span><text:span text:style-name="T5">2</text:span><text:span text:style-name="T2">.</text:span><text:span text:style-name="T5">1.</text:span><text:span text:style-name="T10">2</text:span><text:span text:style-name="T6">. </text:span><text:span text:style-name="T14">Eliminar una vivienda registrada por él/ella</text:span></text:p>
      <text:p text:style-name="P32"><text:span text:style-name="T2"><text:s text:c="2"/><text:tab/><text:tab/><text:tab/>2.1.</text:span><text:span text:style-name="T5">2</text:span><text:span text:style-name="T2">.</text:span><text:span text:style-name="T5">1.</text:span><text:span text:style-name="T10">3</text:span><text:span text:style-name="T6">. </text:span><text:span text:style-name="T12">Editar las características de sus viviendas registradas</text:span></text:p>
      <text:p text:style-name="P28"/>
      <text:p text:style-name="P31"><text:span text:style-name="T1"><text:tab/><text:tab/>2.1.</text:span><text:span text:style-name="T6">2.</text:span><text:span text:style-name="T10">2</text:span><text:span text:style-name="T6"> Arrendatario</text:span></text:p>
      <text:p text:style-name="P32"><text:span text:style-name="T3"><text:s text:c="2"/><text:tab/><text:tab/><text:tab/>2.1.2.</text:span><text:span text:style-name="T4">2.</text:span><text:span text:style-name="T7">1. </text:span><text:span text:style-name="T13">Explorar las diferentes viviendas registradas en la </text:span><text:span text:style-name="T7">base de <text:tab/><text:tab/><text:tab/>datos.</text:span></text:p>
      <text:p text:style-name="P32"><text:span text:style-name="T3"><text:s/><text:tab/><text:tab/><text:tab/>2.1.2.</text:span><text:span text:style-name="T4">2</text:span><text:span text:style-name="T7">.2. Reservar una vivienda.</text:span></text:p>
      <text:p text:style-name="P32"><text:span text:style-name="T3"><text:s text:c="2"/><text:tab/><text:tab/><text:tab/>2.1.2.</text:span><text:span text:style-name="T4">2</text:span><text:span text:style-name="T7">.</text:span><text:span text:style-name="T8">3</text:span><text:span text:style-name="T7">. </text:span><text:span text:style-name="T8">Cancelar una reserva.</text:span></text:p>
      <text:p text:style-name="P32"><text:span text:style-name="T3"><text:tab/><text:tab/><text:tab/>2.1.2.</text:span><text:span text:style-name="T4">2</text:span><text:span text:style-name="T7">.</text:span><text:span text:style-name="T8">4</text:span><text:span text:style-name="T7">. </text:span><text:span text:style-name="T9">Filtrar la busqueda de viviendas usando filtros generales y <text:tab/><text:tab/><text:tab/>filtros exclusivos de los usuarios registrados.</text:span></text:p>
      <text:p text:style-name="P12"/>
      <text:p text:style-name="P12"><text:tab/>2.1.<text:span text:style-name="T18">3</text:span> Gerente</text:p>
      <text:p text:style-name="P12"><text:tab/><text:tab/>2.1.<text:span text:style-name="T18">3.1.</text:span> <text:span text:style-name="T28">Desbloquear usuario.</text:span></text:p>
      <text:p text:style-name="P12"><text:tab/><text:tab/><text:span text:style-name="T18">2.1.3.2. Aceptar/cancelar la inclusion de viviendas en el sistema.</text:span></text:p>
      <text:p text:style-name="P12"><text:tab/><text:tab/><text:span text:style-name="T18">2.1.3.3. Editar informacion de apartamentos en el sistema.</text:span></text:p>
      <text:p text:style-name="P12"><text:tab/></text:p>
      <text:p text:style-name="P44"/>
      <text:h text:style-name="P49" text:outline-level="1">2.2 requisitos NO funcionales</text:h>
      <text:p text:style-name="P4">Descripción de los requisitos no funcionales, categorizados por tipo (rendimiento, fiabilidad, etc).</text:p>
      <text:p text:style-name="P4"/>
      <text:p text:style-name="P42"/>
      <text:p text:style-name="P40">3. Casos de Uso</text:p>
      <text:h text:style-name="P51" text:outline-level="1">3.1 diagrama de casos de uso</text:h>
      <text:p text:style-name="P28">El diagrama de casos de uso del sistema</text:p>
      <text:h text:style-name="Heading_20_1" text:outline-level="1"><text:span text:style-name="T11">3.2 DEScripcion de </text:span><text:span text:style-name="T1">los casos de uso</text:span></text:h>
      <text:p text:style-name="P4">Detalle de los casos de uso del sistema (elige al menos 3). Utiliza la siguiente plantilla:</text:p>
      <text:p text:style-name="P4"/>
      <text:p text:style-name="P29">3.2.1. CASO DE USO <text:span text:style-name="T19">1: Reservar apartamento</text:span></text:p>
      <text:p text:style-name="P4"><text:span text:style-name="T15">Actor Primario:</text:span> </text:p>
      <text:p text:style-name="P14">Arrendatario.</text:p>
      <text:p text:style-name="P4"><text:span text:style-name="T15">Interesados y Objetivos:</text:span> </text:p>
      <text:p text:style-name="P14">Arrendatario: Quiere realizar una reserva sin necesidad de realizar el pago.</text:p>
      <text:p text:style-name="P4"><text:span text:style-name="T15">Precondiciones:</text:span> </text:p>
      <text:p text:style-name="P14">El usuario se ha indentificado, autentificado y ha realizado una busqueda.</text:p>
      <text:p text:style-name="P6">Garantía de éxito (Postcondiciones): </text:p>
      <text:p text:style-name="P15">Se marca el alojamiento como reservado y el resto de usuarios dejan de tener la opcion de alquilar/reservar. SI pasan 5 dias sin que el usuario haya completado el alquiler realizando el pago se cancela la reserva y se marca de nuevo el alojamiento como no reservado. El usuario que ha realizado la reserva previamente deja de tener la opcion de reservar el apartamento.</text:p>
      <text:p text:style-name="P6">Escenario Principal de Éxito: </text:p>
      <text:p text:style-name="P15">1- El usuario selecciona reservar.</text:p>
      <text:p text:style-name="P15">2- El sistema guarda la reserva y marca el alojamiento como reservado.</text:p>
      <text:p text:style-name="P15">3- Pasados 5 dias si el usuario no ha realizado el pago se bloquea la opcion de reserva para el mismo.</text:p>
      <text:p text:style-name="P15">4- El sistema marca el alojamiento como no reservado.</text:p>
      <text:p text:style-name="P6">Extensiones (Flujos alternativos):</text:p>
      <text:p text:style-name="P15">3.1- El usuario realiza el pago y el sistema marca el alojamiento como alquilado. </text:p>
      <text:p text:style-name="P6">Requisitos Especiales:</text:p>
      <text:p text:style-name="P4"/>
      <text:p text:style-name="P7">Lista de variaciones de tecnología y datos:</text:p>
      <text:p text:style-name="P20">- Se podria almacenar la informacion sobre las reservas en una base de datos para que cada usuario pueda tener un historial de las reservas realizadas.</text:p>
      <text:p text:style-name="P7">Frecuencia de ocurrencia:</text:p>
      <text:p text:style-name="P16">Muy alta, ya que una gran cantidad de usuarios siempre realizaria una reserva previa antes de alquilar.</text:p>
      <text:p text:style-name="P7">Temas abiertos:</text:p>
      <text:p text:style-name="P17">- Se puede plantear la opcion de reducir las acciones de reservar y alquilar en una. Tan solo se mantendria la opcion de alquilar y a la hora de introducir los datos se podria elegir pagar mas tarde, hasta un maximo de 5 dias.</text:p>
      <text:p text:style-name="P4"/>
      <text:p text:style-name="P4"/>
      <text:p text:style-name="P4"/>
      <text:p text:style-name="P4"/>
      <text:p text:style-name="P4"/>
      <text:p text:style-name="P30"><text:soft-page-break/>3.2.<text:span text:style-name="T20">2</text:span>. CASO DE USO <text:span text:style-name="T20">2: Login</text:span></text:p>
      <text:p text:style-name="P13"><text:span text:style-name="T15">Actor Primario:</text:span> </text:p>
      <text:p text:style-name="P18">Usuario.</text:p>
      <text:p text:style-name="P13"><text:span text:style-name="T15">Interesados y Objetivos:</text:span> </text:p>
      <text:p text:style-name="P18">Usuario: Todos los usuarios tienen la ocpion de loguearse en la plataforma para anadir diferentes funcionalidades a la aplicación.</text:p>
      <text:p text:style-name="P13"><text:span text:style-name="T15">Precondiciones:</text:span> </text:p>
      <text:p text:style-name="P18">Para loguearse es necesario que el usuario se haya registrado previamente.</text:p>
      <text:p text:style-name="P9">Garantía de éxito (Postcondiciones): </text:p>
      <text:p text:style-name="P18">El usuario introduce su DNI como nombre de usuario y la contrasena con la que se haya registrado, si los datos son correctos entra en el sistema con su usuario registrado.</text:p>
      <text:p text:style-name="P9">Escenario Principal de Éxito: </text:p>
      <text:p text:style-name="P18">1- El usuario selecciona la accion login.</text:p>
      <text:p text:style-name="P18">2- El usuario introduce su DNI como nombre de usuario y la contrasena que ha establecido previamente</text:p>
      <text:p text:style-name="P18">3- El sistema vuelve a la pantalla principal con funcionalidad anadida dependiendo del tipo de usuario que ha iniciado sesion.</text:p>
      <text:p text:style-name="P9">Extensiones (Flujos alternativos):</text:p>
      <text:p text:style-name="P18">2.1- El usuario no se ha registrado y selecciona la accion sign up.</text:p>
      <text:p text:style-name="P18">2.2- El usuairo rellena una serie de campos necesarios para registrarse.</text:p>
      <text:p text:style-name="P9">Requisitos Especiales:</text:p>
      <text:p text:style-name="P13"/>
      <text:p text:style-name="P8">Lista de variaciones de tecnología y datos:</text:p>
      <text:p text:style-name="P20">- Se podria anadir la funcionalidad de conectar la plataforma con otros servicios como Google, Facebook… De esta manera el usuario no necesitaria crearse una cuenta, tan solo enlazar su cuenta con otra de las descritas anteriormente.</text:p>
      <text:p text:style-name="P20">- <text:span text:style-name="T29">Se podria anadir la funcionalidad de recordar usuario, de esta manera el usuario no tendria que introducir su nombre de usuario y su contrasena cada vez que quiere loguearse.</text:span></text:p>
      <text:p text:style-name="P8">Frecuencia de ocurrencia:</text:p>
      <text:p text:style-name="P18">Muy alta, todos los usuarios que quieran realizar un alquiler o poner su casa a alquilar necesitan estar registrados por lo que tendran que pasar por este punto al iniciar la aplicación.</text:p>
      <text:p text:style-name="P8">Temas abiertos:</text:p>
      <text:p text:style-name="P21">- Se podria anadir la opcion de cambiar el nombre de usuario en el sign up para futuros loguin.</text:p>
      <text:p text:style-name="P18">- Anadir metodos de verificacion para que cada persona pueda tener un maximo de dos cuentas, una de arrendador y otra de arrendatario. Un posible metodo seria anadir el correo electronico como modo de verificacion o que si una tarjeta de credito ha sido usada para registrar un usuario no pueda volver a ser utilizada para otro usuari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3.2.<text:span text:style-name="T21">3</text:span>. CASO DE USO <text:span text:style-name="T21">3:</text:span> <text:span text:style-name="T22">Valorar apartamento</text:span></text:p>
      <text:p text:style-name="P13"><text:span text:style-name="T15">Actor Primario:</text:span> </text:p>
      <text:p text:style-name="P19">Arrendatario.</text:p>
      <text:p text:style-name="P13"><text:span text:style-name="T15">Interesados y Objetivos:</text:span> </text:p>
      <text:p text:style-name="P19">Arrendatario: Despues de alquilar una vivienda el arrendatario tiene la opcion de valorar la misma con una puntuacion del 1 al 5.</text:p>
      <text:p text:style-name="P13"><text:span text:style-name="T15">Precondiciones:</text:span> </text:p>
      <text:p text:style-name="P19">Para que el arrenda<text:span text:style-name="T23">tario valore una vivienda es necesario que la haya alquilado primero.</text:span></text:p>
      <text:p text:style-name="P9">Garantía de éxito (Postcondiciones): </text:p>
      <text:p text:style-name="P20">El arrendatario realiza una valoracion del 1 al 5 de una vivienda y esta se acumula a la media de valoraciones de la vivienda, que posteriormente aparecera en la informacion sobre la vivienda.</text:p>
      <text:p text:style-name="P9">Escenario Principal de Éxito: </text:p>
      <text:p text:style-name="P20">1- El usuario pulsa la opcion de valorar vivienda.</text:p>
      <text:p text:style-name="P20">2- Aparece un desplegable con todas las posibles valoraciones entre las que puede elegir el usuario.</text:p>
      <text:p text:style-name="P9">Extensiones (Flujos alternativos):</text:p>
      <text:p text:style-name="P20">Ninguno.</text:p>
      <text:p text:style-name="P9">Requisitos Especiales:</text:p>
      <text:p text:style-name="P13"/>
      <text:p text:style-name="P8">Lista de variaciones de tecnología y datos:</text:p>
      <text:p text:style-name="P20">- Guardar todas las valoraciones en una base de datos para disponer de un historico con todas las valoraciones de los usuarios.</text:p>
      <text:p text:style-name="P20">- Esta base de datos tambien se podria utilizar para que los usuarios tuviesen un historico con todas sus valoraciones.</text:p>
      <text:p text:style-name="P8">Frecuencia de ocurrencia:</text:p>
      <text:p text:style-name="P20">Media, ya que no todos los usuarios que alquilen dejaran una valoracion. La gran mayoria dejara este punto sin completar.</text:p>
      <text:p text:style-name="P8">Temas abiertos:</text:p>
      <text:p text:style-name="P20">-Se podria anadir nuevas opciones a las valoraciones de tal manera que el usuario no solo valorase el apartamento de manera general sino que tuviera diferntes categorias como limpieza, logistica, transport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3.2.<text:span text:style-name="T24">4</text:span>. CASO DE USO <text:span text:style-name="T24">4: Publicar apartamento</text:span></text:p>
      <text:p text:style-name="P13"><text:span text:style-name="T15">Actor Primario:</text:span> </text:p>
      <text:p text:style-name="P22">Arrendador.</text:p>
      <text:p text:style-name="P13"><text:span text:style-name="T15">Interesados y Objetivos:</text:span> </text:p>
      <text:p text:style-name="P22">Arrendador: Publicar su/s apartmanento/s en el sistema para que el resto de los ususarios pueda alquilarlo.</text:p>
      <text:p text:style-name="P13"><text:span text:style-name="T15">Precondiciones:</text:span> </text:p>
      <text:p text:style-name="P22">Solo es posible publicar un apartamento si el usuario se ha logueado como arrendador.</text:p>
      <text:p text:style-name="P9">Garantía de éxito (Postcondiciones): </text:p>
      <text:p text:style-name="P22">Si el arrendador ha rellenado todos los campos correctamente la casa se publica como disponible en el sistema.</text:p>
      <text:p text:style-name="P9">Escenario Principal de Éxito: </text:p>
      <text:p text:style-name="P22">1- El usuario pulsa la opcion publicar apartamento.</text:p>
      <text:p text:style-name="P22">2- Aparece una nueva pestana en la que el usuario introduce informacion sobre el apartamento.</text:p>
      <text:p text:style-name="P22">3- El sistema regresa a la pagina principal y se anade el apartamento a los apartamentos publicados por el usuario.</text:p>
      <text:p text:style-name="P9">Extensiones (Flujos alternativos):</text:p>
      <text:p text:style-name="P22">2.1- Si el usuario no ntroduce los datos correctamente vuelve a aparecer la pestana de introducir informacion sobre el apartamento con un mensaje de datos erroneos.</text:p>
      <text:p text:style-name="P9">Requisitos Especiales:</text:p>
      <text:p text:style-name="P13"/>
      <text:p text:style-name="P8">Lista de variaciones de tecnología y datos:</text:p>
      <text:p text:style-name="P24">- Se podria anadir la funcionalidad de anadir fotos a la publicacion del apartamento.</text:p>
      <text:p text:style-name="P8">Frecuencia de ocurrencia:</text:p>
      <text:p text:style-name="P24">Alta, la publicacion de apartamentos es menor que la cantidad de gente que alquila, es decir, el numero de arrendatarios es mayor que el de arrendadores.</text:p>
      <text:p text:style-name="P8">Temas abiertos:</text:p>
      <text:p text:style-name="P24">- <text:span text:style-name="T29">Se podrian anadir mas modos de verificacion en las publicaciones para asegurar que todos los apartamentos publicados cumplan con una serie de requisito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3.2.<text:span text:style-name="T25">5</text:span>. CASO DE USO <text:span text:style-name="T25">5: Alquilar apartamento.</text:span></text:p>
      <text:p text:style-name="P13"><text:span text:style-name="T15">Actor Primario:</text:span> </text:p>
      <text:p text:style-name="P25">Arrendatario.</text:p>
      <text:p text:style-name="P13"><text:span text:style-name="T15">Interesados y Objetivos:</text:span> </text:p>
      <text:p text:style-name="P25">Arrendatario: El usuario alquila una vivienda definitivamente realizando el pago de la misma.</text:p>
      <text:p text:style-name="P25">Servicio de autorizacion de pago: Una vez el usuario ha realizado el pago el servicio de autorizacion comprueba que el es correcto.</text:p>
      <text:p text:style-name="P13"><text:span text:style-name="T15">Precondiciones:</text:span> </text:p>
      <text:p text:style-name="P25">Para que un usuario pueda alquilar una vivienda es necesario que haya pasado antes por la ventana de busqueda de viviendas para elegir la misma.</text:p>
      <text:p text:style-name="P9">Garantía de éxito (Postcondiciones): </text:p>
      <text:p text:style-name="P25">Si el servicio de autorizacion de pago da el visto bueno sobre el dinero abonado la vivienda se marca como alquilada.</text:p>
      <text:p text:style-name="P9">Escenario Principal de Éxito: </text:p>
      <text:p text:style-name="P25">1- El usuario pulsa la opcion alquilar.</text:p>
      <text:p text:style-name="P25">2- Se abre una nueva ventana de confirmacion del alquiler, en la que el usuario comprueba que los datos son correctos, anade la fecha de salida y a continuacion pulsa la opcion de confirmar.</text:p>
      <text:p text:style-name="P25">3- El si<text:span text:style-name="T26">stema te lleva a la pantalla principal junto con un mensaje indicando que se ha realizado el alquiler correctamente.</text:span></text:p>
      <text:p text:style-name="P9">Extensiones (Flujos alternativos):</text:p>
      <text:p text:style-name="P26">3.1- Si el servicio de autorizacion de pago indica que el pago es incorrecto, se abre de nuevo la pestana principal junto con un mensaje indicando que la cuenta ha sido bloqueada hasta que el usuario modifique el campo tarjeta de credito.</text:p>
      <text:p text:style-name="P9">Requisitos Especiales:</text:p>
      <text:p text:style-name="P13"/>
      <text:p text:style-name="P8">Lista de variaciones de tecnología y datos:</text:p>
      <text:p text:style-name="P27">- Podriamos anadir una base de datos que guardara un historico de todos los alquileres que se han realizado.</text:p>
      <text:p text:style-name="P27">- Cada usuario podria tener un historico con las viviendas alquiladas, utilizando una base de datos.</text:p>
      <text:p text:style-name="P8">Frecuencia de ocurrencia:</text:p>
      <text:p text:style-name="P27">Muy alta, al ser una aplicación de alquiler la finalidad es que los usuarios alquilen casas, por lo que esta funcionalidad sera de las mas utilizadas en el sistema.</text:p>
      <text:p text:style-name="P8">Temas abiertos:</text:p>
      <text:p text:style-name="P27">- Se podria anadir la opcion de cancelar reserva, de tal manera que si un usuario se arrepiente de un al<text:span text:style-name="T27">quiler podra cancelar el mismo obteniendo parte del dinero en funcion de la fecha en la que cancele la reserva.</text:span></text:p>
      <text:p text:style-name="P27"/>
      <text:p text:style-name="P13"/>
      <text:p text:style-name="P23"/>
      <text:p text:style-name="P13"/>
      <text:p text:style-name="P13"/>
      <text:p text:style-name="P41">4. Maquetas</text:p>
      <text:p text:style-name="P4">Imágenes de las maquetas de la aplicación a construir, y cómo se navega entre ellas.</text:p>
      <text:p text:style-name="P39"/>
      <text:p text:style-name="P3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in" fo:margin-bottom="0.0555in" loext:contextual-spacing="true"/>
    </style:style>
    <style:style style:name="Numbered_20_List" style:display-name="Numbered List" style:family="paragraph" style:parent-style-name="Standard" style:list-style-name="WW8Num2">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P5" style:family="paragraph" style:parent-style-name="Header">
      <style:text-properties officeooo:rsid="0017ff50" officeooo:paragraph-rsid="0017ff50"/>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Standard"><draw:custom-shape text:anchor-type="char" draw:z-index="7"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0"><draw:text-box fo:min-height="0.0228in" fo:min-width="0.0161in"><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MP5"/>
      </style:header>
      <style:header-first>
        <text:p text:style-name="Header"/>
      </style:header-first>
      <style:footer>
        <text:p text:style-name="Standard"><draw:frame draw:style-name="Mfr2" draw:name="Frame3" text:anchor-type="paragraph" svg:y="0.0008in" draw:z-index="6"><draw:text-box fo:min-height="0.0228in" fo:min-width="0.0161in"><text:p text:style-name="Standard"><text:page-number text:select-page="current">8</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date>2018-02-15T10:08:33.667685090</dc:date>
    <meta:print-date>2004-02-23T11:18:00</meta:print-date>
    <meta:editing-cycles>24</meta:editing-cycles>
    <meta:editing-duration>PT5H19M28S</meta:editing-duration>
    <meta:generator>LibreOffice/5.1.6.2$Linux_X86_64 LibreOffice_project/10m0$Build-2</meta:generator>
    <meta:document-statistic meta:table-count="1" meta:image-count="0" meta:object-count="0" meta:page-count="10" meta:paragraph-count="169" meta:word-count="1853" meta:character-count="11716" meta:non-whitespace-character-count="9946"/>
    <meta:user-defined meta:name="_TemplateID">TC062071973082</meta:user-defined>
  </office:meta>
</office:document-meta>
</file>